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301" officeooo:paragraph-rsid="001a2301"/>
    </style:style>
    <style:style style:name="P2" style:family="paragraph" style:parent-style-name="Standard">
      <style:text-properties officeooo:rsid="001a2301" officeooo:paragraph-rsid="001a5f48"/>
    </style:style>
    <style:style style:name="P3" style:family="paragraph" style:parent-style-name="Standard">
      <style:text-properties fo:font-weight="normal" officeooo:rsid="001a5f48" officeooo:paragraph-rsid="001a5f48" style:font-weight-asian="normal" style:font-weight-complex="normal"/>
    </style:style>
    <style:style style:name="P4" style:family="paragraph" style:parent-style-name="Standard">
      <style:text-properties fo:font-weight="normal" officeooo:rsid="001d228e" officeooo:paragraph-rsid="001ef577" style:font-weight-asian="normal" style:font-weight-complex="normal"/>
    </style:style>
    <style:style style:name="P5" style:family="paragraph" style:parent-style-name="Standard">
      <style:text-properties fo:font-weight="bold" officeooo:rsid="001a5f48" officeooo:paragraph-rsid="001a5f48" style:font-weight-asian="bold" style:font-weight-complex="bold"/>
    </style:style>
    <style:style style:name="P6" style:family="paragraph" style:parent-style-name="Standard">
      <style:text-properties officeooo:rsid="001d228e" officeooo:paragraph-rsid="001d22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5f48"/>
    </style:style>
    <style:style style:name="T4" style:family="text">
      <style:text-properties officeooo:rsid="001ef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The 2017 updates are extra material, not needed to understand the core of the different topics.</text:span></text:p>
      <text:p text:style-name="P1"/>
      <text:p text:style-name="P1"/>
      <text:p text:style-name="P1"><text:span text:style-name="T1">INTRODUCTION AND FEED-FORWARD NEURAL NETWORKS (FFN)</text:span></text:p>
      <text:p text:style-name="P1"><text:span text:style-name="T2">- Overview: </text:span><text:a xlink:type="simple" xlink:href="https://www.youtube.com/watch?v=4cgAriRx9mE" text:style-name="Internet_20_link" text:visited-style-name="Visited_20_Internet_20_Link">https://www.youtube.com/watch?v=4cgAriRx9mE</text:a></text:p>
      <text:p text:style-name="P1">- Deep Learning: <text:a xlink:type="simple" xlink:href="https://www.youtube.com/watch?v=EREjxyLqhOs" text:style-name="Internet_20_link" text:visited-style-name="Visited_20_Internet_20_Link">https://www.youtube.com/watch?v=EREjxyLqhOs</text:a></text:p>
      <text:p text:style-name="P1">- FFN, 1/2: <text:a xlink:type="simple" xlink:href="https://www.youtube.com/watch?v=Jj5hCIebyQ0" text:style-name="Internet_20_link" text:visited-style-name="Visited_20_Internet_20_Link">https://www.youtube.com/watch?v=Jj5hCIebyQ0</text:a></text:p>
      <text:p text:style-name="P1">- FFN: 2/2: <text:a xlink:type="simple" xlink:href="https://www.youtube.com/watch?v=CYrd6TYHavA" text:style-name="Internet_20_link" text:visited-style-name="Visited_20_Internet_20_Link">https://www.youtube.com/watch?v=CYrd6TYHavA</text:a></text:p>
      <text:p text:style-name="P1">- Error Backpropagation: <text:a xlink:type="simple" xlink:href="https://www.youtube.com/watch?v=jf6Bw0ew-SM" text:style-name="Internet_20_link" text:visited-style-name="Visited_20_Internet_20_Link">https://www.youtube.com/watch?v=jf6Bw0ew-SM</text:a></text:p>
      <text:p text:style-name="P1">- Optimization: <text:a xlink:type="simple" xlink:href="https://www.youtube.com/watch?v=a1MQqqF_SBI" text:style-name="Internet_20_link" text:visited-style-name="Visited_20_Internet_20_Link">https://www.youtube.com/watch?v=a1MQqqF_SBI</text:a></text:p>
      <text:p text:style-name="P1"/>
      <text:p text:style-name="P5">CONVOLUTIONAL NEURAL NETWORKS (CNN)</text:p>
      <text:p text:style-name="P3">- Introduction to CNNs, 1/2: <text:a xlink:type="simple" xlink:href="https://www.youtube.com/watch?v=MM_pEpfsqKc" text:style-name="Internet_20_link" text:visited-style-name="Visited_20_Internet_20_Link">https://www.youtube.com/watch?v=MM_pEpfsqKc</text:a></text:p>
      <text:p text:style-name="P3">- Introduction to CNNs, 2/2: <text:a xlink:type="simple" xlink:href="https://www.youtube.com/watch?v=UgN4dW0atIU" text:style-name="Internet_20_link" text:visited-style-name="Visited_20_Internet_20_Link">https://www.youtube.com/watch?v=UgN4dW0atIU</text:a></text:p>
      <text:p text:style-name="P3">- CNN details, 1/2: <text:a xlink:type="simple" xlink:href="https://www.youtube.com/watch?v=YjcrXkvctZs" text:style-name="Internet_20_link" text:visited-style-name="Visited_20_Internet_20_Link">https://www.youtube.com/watch?v=YjcrXkvctZs</text:a></text:p>
      <text:p text:style-name="P3">- CNN details, 2/2: <text:a xlink:type="simple" xlink:href="https://www.youtube.com/watch?v=oYGdgjSIBAw" text:style-name="Internet_20_link" text:visited-style-name="Visited_20_Internet_20_Link">https://www.youtube.com/watch?v=oYGdgjSIBAw</text:a></text:p>
      <text:p text:style-name="P3">- (2017 Update) Activation functions: <text:a xlink:type="simple" xlink:href="https://www.youtube.com/watch?v=InHJFpzXvGk&amp;feature=youtu.be" text:style-name="Internet_20_link" text:visited-style-name="Visited_20_Internet_20_Link">https://www.youtube.com/watch?v=InHJFpzXvGk&amp;feature=youtu.be</text:a></text:p>
      <text:p text:style-name="P3">- (2017 Update) Image segmentation: <text:a xlink:type="simple" xlink:href="https://www.youtube.com/watch?v=V_GYILalKfQ&amp;feature=youtu.be" text:style-name="Internet_20_link" text:visited-style-name="Visited_20_Internet_20_Link">https://www.youtube.com/watch?v=V_GYILalKfQ&amp;feature=youtu.be</text:a></text:p>
      <text:p text:style-name="P3"/>
      <text:p text:style-name="P6"><text:span text:style-name="T1">TRICKS OF THE TRADE</text:span></text:p>
      <text:p text:style-name="P4">- <text:span text:style-name="T4">Initialization and gradient clipping: </text:span><text:a xlink:type="simple" xlink:href="https://www.youtube.com/watch?v=1Vbhh5Dvn00" text:style-name="Internet_20_link" text:visited-style-name="Visited_20_Internet_20_Link"><text:span text:style-name="T4">https://www.youtube.com/watch?v=1Vbhh5Dvn00</text:span></text:a></text:p>
      <text:p text:style-name="P4">- <text:span text:style-name="T4">Batch normalization: </text:span><text:a xlink:type="simple" xlink:href="https://www.youtube.com/watch?v=5hQbYsa9NIQ" text:style-name="Internet_20_link" text:visited-style-name="Visited_20_Internet_20_Link"><text:span text:style-name="T4">https://www.youtube.com/watch?v=5hQbYsa9NIQ</text:span></text:a></text:p>
      <text:p text:style-name="P4">- <text:span text:style-name="T4">Regularization: </text:span><text:a xlink:type="simple" xlink:href="https://www.youtube.com/watch?v=o95kTg1UhUA" text:style-name="Internet_20_link" text:visited-style-name="Visited_20_Internet_20_Link"><text:span text:style-name="T4">https://www.youtube.com/watch?v=o95kTg1UhUA</text:span></text:a></text:p>
      <text:p text:style-name="P4">- <text:span text:style-name="T4">Regularization methods: </text:span><text:a xlink:type="simple" xlink:href="https://www.youtube.com/watch?v=3OX97KbwblM" text:style-name="Internet_20_link" text:visited-style-name="Visited_20_Internet_20_Link"><text:span text:style-name="T4">https://www.youtube.com/watch?v=3OX97KbwblM</text:span></text:a></text:p>
      <text:p text:style-name="P4">- <text:span text:style-name="T4">Data augmentation: </text:span><text:a xlink:type="simple" xlink:href="https://www.youtube.com/watch?v=u1ps48n0GD0&amp;feature=youtu.be" text:style-name="Internet_20_link" text:visited-style-name="Visited_20_Internet_20_Link"><text:span text:style-name="T4">https://www.youtube.com/watch?v=u1ps48n0GD0&amp;feature=youtu.be</text:span></text:a></text:p>
      <text:p text:style-name="P4">- <text:span text:style-name="T4">Ensemble methods and dropout: </text:span><text:a xlink:type="simple" xlink:href="https://www.youtube.com/watch?v=tSLMLZ9ZIks" text:style-name="Internet_20_link" text:visited-style-name="Visited_20_Internet_20_Link"><text:span text:style-name="T4">https://www.youtube.com/watch?v=tSLMLZ9ZIks</text:span></text:a></text:p>
      <text:p text:style-name="P4">- <text:span text:style-name="T4">Recap: https://www.youtube.com/watch?v=eqjmTUBAKL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50:51.409781521</meta:creation-date>
    <dc:date>2018-03-20T15:59:03.027064239</dc:date>
    <meta:editing-duration>PT8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16" meta:character-count="1503" meta:non-whitespace-character-count="1410"/>
  </office:meta>
</office:document-meta>
</file>